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automatic-styles>
    <style:style style:name="P1" style:family="paragraph" style:parent-style-name="Text_20_body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.1665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in" style:contextual-spacing="false" fo:orphans="2" fo:widows="2" fo:text-indent="0in" style:auto-text-indent="false"/>
      <style:text-properties fo:font-variant="normal" fo:text-transform="none" fo:color="#1f2328" loext:opacity="100%" style:font-name="apple-system" fo:font-size="12pt" fo:letter-spacing="normal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eat — glad you like them. When you're ready for the kids version I can adapt this material into age‑appropriate activities. A quick preview of what I’d include:</text:p>
      <text:list text:style-name="L1">
        <text:list-item>
          <text:p text:style-name="P2">Target age ranges (you pick: 5–7, 8–10, 11–13) and reading level.</text:p>
        </text:list-item>
        <text:list-item>
          <text:p text:style-name="P2">Short, plain analogies (e.g., "AI is a robot helper") and a 1‑sentence safety rule for kids.</text:p>
        </text:list-item>
        <text:list-item>
          <text:p text:style-name="P2">3–5 hands‑on activities (games, role‑play, "fix the question" matching cards).</text:p>
        </text:list-item>
        <text:list-item>
          <text:p text:style-name="P2">A one‑page printable worksheet or coloring card with fill‑in prompt templates.</text:p>
        </text:list-item>
        <text:list-item>
          <text:p text:style-name="P2">A short parent/teacher note with tips and safety reminders.</text:p>
        </text:list-item>
        <text:list-item>
          <text:p text:style-name="P2">Optional slide deck or printable badges for workshop leaders.</text:p>
        </text:list-item>
      </text:list>
      <text:p text:style-name="P3">Tell me the age range and whether you want printable handouts or slides, and I’ll make a kid‑friendly pack next.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'Noto Sans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05T06:33:56.508057631</meta:creation-date>
    <dc:title>Half inch margin</dc:title>
    <meta:editing-duration>PT24S</meta:editing-duration>
    <meta:editing-cycles>2</meta:editing-cycles>
    <meta:generator>LibreOffice/25.2.7.2$Linux_X86_64 LibreOffice_project/520$Build-2</meta:generator>
    <dc:date>2025-12-05T06:34:20.438016101</dc:date>
    <meta:document-statistic meta:table-count="0" meta:image-count="0" meta:object-count="0" meta:page-count="1" meta:paragraph-count="8" meta:word-count="123" meta:character-count="713" meta:non-whitespace-character-count="607"/>
    <meta:template xlink:type="simple" xlink:actuate="onRequest" xlink:title="Half inch margin" xlink:href="../../../.config/libreoffice/4/user/template/Half%20inch%20margin.ott" meta:date="2025-12-05T06:33:56.060136221"/>
  </office:meta>
</office:document-meta>
</file>